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Settings.setCheckUpToDate( boolean checkUpTo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Ivy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Configured( VersionMatcher v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DefaultRepositoryCacheBase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.getSystem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ResolveMode( ModuleId modul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.addConfigured( CircularDependency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DefaultSettings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Settings.ModuleSettings( String resolver , String branchName , String conflictMgr , String resolv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configureDefaultVersio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Settings.isUseRemot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do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etDefaultConflictManager( ConflictManager defaultConflic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ReportOutpu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getResolver( String resolv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Settings.setDefaultResolutionCacheBasedir( String resolutionCache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IgnorableFi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typeDefs( Properties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DefaultResolv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DefaultLockStrateg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accep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typeDefs( Properties p , boolean silentF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addCircularDependencyStrategy( CircularDependency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etStatusManager( StatusManager status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default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uleSettings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getResolutionCach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Settings.addRepositoryCacheManager( RepositoryCacheManage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getDefault14Settings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Interrup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Configured( RepositoryCacheManage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logModulesIn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setDefaultBranch( String default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ResolverName( ModuleRevisionId 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.addReportOutputter( ReportOutputter outpu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debugConflictResolu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.getDefaultSettings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Settings.addConfigured( ModuleDescriptor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etBaseDi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Settings.configureDefaultCircularDependency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Settings.addConfigured( ConflictManager c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etDictatorResolver( Dependenc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LockStrategy( String name , LockStrategy lock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logModuleWhenFou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load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filterIgnore( Collection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etDefaultCacheIvyPattern( String defaultCacheIvy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checkResolverName( String resolv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substitute( Map str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.addTrigger( 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loadProperties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LatestStrategy( String name , LatestStrategy la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dumpSett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vySettings.typeDefs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isDefaultUse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Configured( ReportOutputter outpu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Settings.getResolv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init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Settings.getStatus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setCircularDependencyStrategy( CircularDependency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Settings.logNotConvertedExclusion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Namespace( Namespace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classForName( String className , boolean silentF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vySettings.load( URL settings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vySettings.loadProperties( URL url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ubstitut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etVariable( String varName , String value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ConflictManager( ModuleId modul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vySettings.addSyste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etDefaultLatestStrategy( LatestStrategy defaultLatest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Settings.getConflic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Configured( LockStrategy lock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loadDefaul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etVariable( String var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Settings.getResol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ModuleConfiguration( Map attributes , PatternMatcher matcher , String resolverName , String branch , String conflictManager , String resolv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get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Settings.getCircularDependencyStrateg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typeDef( String name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etVariableContainer( IvyVariableContainer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etDefaultRepositoryCacheBasedir( String repositoryCacheRoo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Settings.logResolvedRevi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addConfigured( LatestStrategy la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Version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getLatestStrateg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setDefaultIvyUserDir( File defaultUser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Settings.addAllVariables( Map variables , boolean overwri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Settings.getReportOutput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loadProperties( InputStream stream , boolean overwr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vySettings.setDeprecatedVariable( String deprecatedKey , String new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RelativeUrl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DefaultLatestStrateg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addConflictManager( String name , ConflictManager c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getDefaultProperties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etDefaultLockStrategy( LockStrategy defaultLock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Trig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etLogNotConvertedExclusionRule( boolean logNotConvertedExclusion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Classpath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setDefaultCacheArtifactPattern( String defaultCacheArtifact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setSettingsVariables( URL settings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vySettings.load( File settings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vySettings.addAllVariables( Map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IvySettings( IvyVariableContainer variableContain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IvySettings.setDefaultCache( File cacheDire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Settings.getDefaultRepositoryCach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Settings.getCircularDependencyStrateg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setDefaultResolveMode( String defaultResolv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typeDefs( InputStream stream , boolean silent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Settings.getDefaultCacheIvy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Namespac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getMatch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VersionMatcher( VersionMatcher vmatc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Settings.getMatc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loadProperties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ConflictManag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loadDefault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loadProperties( File file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LockStrateg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getResolv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Configured( PatternMatcher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useDeprecatedUse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Settings.getDefaultBranch( ModuleId modul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.resolve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DefaultCach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Settings.getVariable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Configured( 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RepositoryCacheMana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setDefaultResolver( String resol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configureRepositories( boolean remo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IvySettings.setResolutionCacheManager( ResolutionCacheManager resolution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setSettingsVariables( File settings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vySettings.setDefaultUseOrigin( boolean use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dumpMemoryU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Configured( Namespace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Resolver( DependencyResolver resolv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vySettings.getTypeDef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debugLock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.typeDef( String name , String className , boolean silentF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Settings.setUseRemoteConfig( boolean useRemot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SettingsURL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Version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uleSettings.ge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DefaultResolv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Settings.getDefaul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VersionMatc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DefaultConflict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Settings.setDefaultRepositoryCacheManager( RepositoryCacheManager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addMatcher( PatternMatcher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Settings.getDefaultIvyUserDi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vySettings.addConfigured( Dependenc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Resolver( ModuleRevisionId 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Settings.getDefaultCacheArtifac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TypeD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getRepositoryCacheManag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isCheckUpTo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Settings.validateAll( Collection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Settings.getDefaultResolutionCacheBase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